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3362in"/>
    </style:style>
    <style:style style:name="co4" style:family="table-column">
      <style:table-column-properties fo:break-before="auto" style:column-width="0.3146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4764in"/>
    </style:style>
    <style:style style:name="co7" style:family="table-column">
      <style:table-column-properties fo:break-before="auto" style:column-width="0.2717in"/>
    </style:style>
    <style:style style:name="co8" style:family="table-column">
      <style:table-column-properties fo:break-before="auto" style:column-width="0.4839in"/>
    </style:style>
    <style:style style:name="co9" style:family="table-column">
      <style:table-column-properties fo:break-before="auto" style:column-width="0.4165in"/>
    </style:style>
    <style:style style:name="co10" style:family="table-column">
      <style:table-column-properties fo:break-before="auto" style:column-width="0.4118in"/>
    </style:style>
    <style:style style:name="co11" style:family="table-column">
      <style:table-column-properties fo:break-before="auto" style:column-width="0.6189in"/>
    </style:style>
    <style:style style:name="co12" style:family="table-column">
      <style:table-column-properties fo:break-before="auto" style:column-width="0.5917in"/>
    </style:style>
    <style:style style:name="co13" style:family="table-column">
      <style:table-column-properties fo:break-before="auto" style:column-width="0.1965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7" table:default-cell-style-name="Default"/>
        <table:table-column table:style-name="co14" table:number-columns-repeated="6" table:default-cell-style-name="Default"/>
        <table:table-row table:style-name="ro1">
          <table:table-cell office:value-type="string">
            <text:p>%Err</text:p>
          </table:table-cell>
          <table:table-cell office:value-type="float" office:value="5.62499999999999">
            <text:p>5.625</text:p>
          </table:table-cell>
          <table:table-cell office:value-type="float" office:value="4.6875">
            <text:p>4.6875</text:p>
          </table:table-cell>
          <table:table-cell office:value-type="float" office:value="4.4921875">
            <text:p>4.4921875</text:p>
          </table:table-cell>
          <table:table-cell office:value-type="float" office:value="0.345833333333341">
            <text:p>0.3458333333</text:p>
          </table:table-cell>
          <table:table-cell office:value-type="float" office:value="2.000625">
            <text:p>2.000625</text:p>
          </table:table-cell>
          <table:table-cell table:number-columns-repeated="2"/>
          <table:table-cell office:value-type="string">
            <text:p>%Err</text:p>
          </table:table-cell>
          <table:table-cell office:value-type="float" office:value="5.62499999999999">
            <text:p>5.625</text:p>
          </table:table-cell>
          <table:table-cell office:value-type="float" office:value="4.6875">
            <text:p>4.6875</text:p>
          </table:table-cell>
          <table:table-cell office:value-type="float" office:value="4.4921875">
            <text:p>4.4921875</text:p>
          </table:table-cell>
          <table:table-cell office:value-type="float" office:value="0.345833333333341">
            <text:p>0.3458333333</text:p>
          </table:table-cell>
          <table:table-cell office:value-type="float" office:value="2.000625">
            <text:p>2.000625</text:p>
          </table:table-cell>
          <table:table-cell table:number-columns-repeated="3"/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N</text:p>
          </table:table-cell>
          <table:table-cell table:number-columns-repeated="2" office:value-type="float" office:value="357">
            <text:p>357</text:p>
          </table:table-cell>
          <table:table-cell office:value-type="float" office:value="109">
            <text:p>109</text:p>
          </table:table-cell>
          <table:table-cell office:value-type="float" office:value="262">
            <text:p>262</text:p>
          </table:table-cell>
          <table:table-cell office:value-type="float" office:value="279">
            <text:p>279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5" office:value-type="float" office:value="108">
            <text:p>108</text:p>
          </table:table-cell>
          <table:table-cell table:number-columns-repeated="3"/>
          <table:table-cell office:value-type="string">
            <text:p>N</text:p>
          </table:table-cell>
          <table:table-cell table:number-columns-repeated="5" office:value-type="float" office:value="108">
            <text:p>108</text:p>
          </table:table-cell>
        </table:table-row>
        <table:table-row table:style-name="ro2">
          <table:table-cell office:value-type="string">
            <text:p>Mean</text:p>
          </table:table-cell>
          <table:table-cell office:value-type="float" office:value="10.5625">
            <text:p>10.5625</text:p>
          </table:table-cell>
          <table:table-cell office:value-type="float" office:value="20.9375">
            <text:p>20.9375</text:p>
          </table:table-cell>
          <table:table-cell office:value-type="float" office:value="83.59375">
            <text:p>83.59375</text:p>
          </table:table-cell>
          <table:table-cell office:value-type="float" office:value="747.40625">
            <text:p>747.40625</text:p>
          </table:table-cell>
          <table:table-cell office:value-type="float" office:value="5100.03125">
            <text:p>5100.03125</text:p>
          </table:table-cell>
          <table:table-cell table:number-columns-repeated="2"/>
          <table:table-cell office:value-type="string">
            <text:p>Mean</text:p>
          </table:table-cell>
          <table:table-cell office:value-type="float" office:value="10.5625">
            <text:p>10.5625</text:p>
          </table:table-cell>
          <table:table-cell office:value-type="float" office:value="20.9375">
            <text:p>20.9375</text:p>
          </table:table-cell>
          <table:table-cell office:value-type="float" office:value="83.59375">
            <text:p>83.59375</text:p>
          </table:table-cell>
          <table:table-cell office:value-type="float" office:value="747.40625">
            <text:p>747.40625</text:p>
          </table:table-cell>
          <table:table-cell office:value-type="float" office:value="5100.03125">
            <text:p>5100.03125</text:p>
          </table:table-cell>
          <table:table-cell table:number-columns-repeated="3"/>
          <table:table-cell office:value-type="string">
            <text:p>MeanWmeas</text:p>
          </table:table-cell>
          <table:table-cell office:value-type="float" office:value="1.05625">
            <text:p>1.05625</text:p>
          </table:table-cell>
          <table:table-cell office:value-type="float" office:value="2.09375">
            <text:p>2.09375</text:p>
          </table:table-cell>
          <table:table-cell office:value-type="float" office:value="8.359375">
            <text:p>8.359375</text:p>
          </table:table-cell>
          <table:table-cell office:value-type="float" office:value="74.740625">
            <text:p>74.740625</text:p>
          </table:table-cell>
          <table:table-cell office:value-type="float" office:value="510.003125">
            <text:p>510.003125</text:p>
          </table:table-cell>
        </table:table-row>
        <table:table-row table:style-name="ro1">
          <table:table-cell office:value-type="string">
            <text:p>Std</text:p>
          </table:table-cell>
          <table:table-cell office:value-type="float" office:value="0.494375763101536">
            <text:p>0.4943757631</text:p>
          </table:table-cell>
          <table:table-cell office:value-type="float" office:value="0.165236364199536">
            <text:p>0.1652363642</text:p>
          </table:table-cell>
          <table:table-cell office:value-type="float" office:value="0.601419772238732">
            <text:p>0.6014197722</text:p>
          </table:table-cell>
          <table:table-cell office:value-type="float" office:value="1.39763355151646">
            <text:p>1.3976335515</text:p>
          </table:table-cell>
          <table:table-cell office:value-type="float" office:value="18.4574215775206">
            <text:p>18.4574215775</text:p>
          </table:table-cell>
          <table:table-cell table:number-columns-repeated="2"/>
          <table:table-cell office:value-type="string">
            <text:p>Std</text:p>
          </table:table-cell>
          <table:table-cell office:value-type="float" office:value="0.501555213709073">
            <text:p>0.5015552137</text:p>
          </table:table-cell>
          <table:table-cell office:value-type="float" office:value="0.230129314859347">
            <text:p>0.2301293149</text:p>
          </table:table-cell>
          <table:table-cell office:value-type="float" office:value="0.602578973393683">
            <text:p>0.6025789734</text:p>
          </table:table-cell>
          <table:table-cell office:value-type="float" office:value="0.979364802869362">
            <text:p>0.9793648029</text:p>
          </table:table-cell>
          <table:table-cell office:value-type="float" office:value="18.4574215775206">
            <text:p>18.4574215775</text:p>
          </table:table-cell>
          <table:table-cell table:number-columns-repeated="3"/>
          <table:table-cell office:value-type="string">
            <text:p>Mean%Err</text:p>
          </table:table-cell>
          <table:table-cell office:value-type="float" office:value="5.62499999999999">
            <text:p>5.625</text:p>
          </table:table-cell>
          <table:table-cell office:value-type="float" office:value="4.6875">
            <text:p>4.6875</text:p>
          </table:table-cell>
          <table:table-cell office:value-type="float" office:value="4.4921875">
            <text:p>4.4921875</text:p>
          </table:table-cell>
          <table:table-cell office:value-type="float" office:value="0.345833333333341">
            <text:p>0.3458333333</text:p>
          </table:table-cell>
          <table:table-cell office:value-type="float" office:value="2.000625">
            <text:p>2.000625</text:p>
          </table:table-cell>
        </table:table-row>
        <table:table-row table:style-name="ro2">
          <table:table-cell office:value-type="string">
            <text:p>MeanW</text:p>
          </table:table-cell>
          <table:table-cell office:value-type="float" office:value="1.05625">
            <text:p>1.05625</text:p>
          </table:table-cell>
          <table:table-cell office:value-type="float" office:value="2.09375">
            <text:p>2.09375</text:p>
          </table:table-cell>
          <table:table-cell office:value-type="float" office:value="8.359375">
            <text:p>8.359375</text:p>
          </table:table-cell>
          <table:table-cell office:value-type="float" office:value="74.740625">
            <text:p>74.740625</text:p>
          </table:table-cell>
          <table:table-cell office:value-type="float" office:value="510.003125">
            <text:p>510.003125</text:p>
          </table:table-cell>
          <table:table-cell table:number-columns-repeated="2"/>
          <table:table-cell office:value-type="string">
            <text:p>MeanW</text:p>
          </table:table-cell>
          <table:table-cell office:value-type="float" office:value="1.05625">
            <text:p>1.05625</text:p>
          </table:table-cell>
          <table:table-cell office:value-type="float" office:value="2.09375">
            <text:p>2.09375</text:p>
          </table:table-cell>
          <table:table-cell office:value-type="float" office:value="8.359375">
            <text:p>8.359375</text:p>
          </table:table-cell>
          <table:table-cell office:value-type="float" office:value="74.740625">
            <text:p>74.740625</text:p>
          </table:table-cell>
          <table:table-cell office:value-type="float" office:value="510.003125">
            <text:p>510.003125</text:p>
          </table:table-cell>
          <table:table-cell table:number-columns-repeated="3"/>
          <table:table-cell office:value-type="string">
            <text:p>Std</text:p>
          </table:table-cell>
          <table:table-cell office:value-type="float" office:value="0.0501555213709073">
            <text:p>0.0501555214</text:p>
          </table:table-cell>
          <table:table-cell office:value-type="float" office:value="0.0230129314859347">
            <text:p>0.0230129315</text:p>
          </table:table-cell>
          <table:table-cell office:value-type="float" office:value="0.0602578973393683">
            <text:p>0.0602578973</text:p>
          </table:table-cell>
          <table:table-cell office:value-type="float" office:value="0.0979364802869362">
            <text:p>0.0979364803</text:p>
          </table:table-cell>
          <table:table-cell office:value-type="float" office:value="1.84574215775206">
            <text:p>1.8457421578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500">
            <text:p>500</text:p>
          </table:table-cell>
          <table:table-cell table:number-columns-repeated="9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>
            <text:p>%Err</text:p>
          </table:table-cell>
          <table:table-cell table:formula="of:=ABS([.B13]/10-[.B17])/[.B17]*100" office:value-type="float" office:value="5.62499999999999">
            <text:p>5.625</text:p>
          </table:table-cell>
          <table:table-cell table:formula="of:=ABS([.C13]/10-[.C17])/[.C17]*100" office:value-type="float" office:value="4.6875">
            <text:p>4.6875</text:p>
          </table:table-cell>
          <table:table-cell table:formula="of:=ABS([.D13]/10-[.D17])/[.D17]*100" office:value-type="float" office:value="4.4921875">
            <text:p>4.4921875</text:p>
          </table:table-cell>
          <table:table-cell table:formula="of:=ABS([.E13]/10-[.E17])/[.E17]*100" office:value-type="float" office:value="0.345833333333341">
            <text:p>0.3458333333</text:p>
          </table:table-cell>
          <table:table-cell table:formula="of:=ABS([.F13]/10-[.F17])/[.F17]*100" office:value-type="float" office:value="2.000625">
            <text:p>2.000625</text:p>
          </table:table-cell>
          <table:table-cell table:number-columns-repeated="2"/>
          <table:table-cell table:formula="of:=ABS([.I13]/10-[.I17])/[.I17]*100" office:value-type="float" office:value="7.8125">
            <text:p>7.8125</text:p>
          </table:table-cell>
          <table:table-cell table:formula="of:=ABS([.J13]/10-[.J17])/[.J17]*100" office:value-type="float" office:value="4.53125000000001">
            <text:p>4.53125</text:p>
          </table:table-cell>
          <table:table-cell table:formula="of:=ABS([.K13]/10-[.K17])/[.K17]*100" office:value-type="float" office:value="2.96875000000001">
            <text:p>2.96875</text:p>
          </table:table-cell>
          <table:table-cell table:formula="of:=ABS([.L13]/10-[.L17])/[.L17]*100" office:value-type="float" office:value="3.59375">
            <text:p>3.59375</text:p>
          </table:table-cell>
          <table:table-cell table:formula="of:=ABS([.M13]/10-[.M17])/[.M17]*100" office:value-type="float" office:value="0.345833333333341">
            <text:p>0.3458333333</text:p>
          </table:table-cell>
          <table:table-cell table:number-columns-repeated="10"/>
        </table:table-row>
        <table:table-row table:style-name="ro1">
          <table:table-cell office:value-type="string">
            <text:p>N</text:p>
          </table:table-cell>
          <table:table-cell table:formula="of:=COUNT([.B18:.B374])" office:value-type="float" office:value="357">
            <text:p>357</text:p>
          </table:table-cell>
          <table:table-cell table:formula="of:=COUNT([.C18:.C374])" office:value-type="float" office:value="357">
            <text:p>357</text:p>
          </table:table-cell>
          <table:table-cell table:formula="of:=COUNT([.D18:.D374])" office:value-type="float" office:value="109">
            <text:p>109</text:p>
          </table:table-cell>
          <table:table-cell table:formula="of:=COUNT([.E18:.E374])" office:value-type="float" office:value="262">
            <text:p>262</text:p>
          </table:table-cell>
          <table:table-cell table:formula="of:=COUNT([.F18:.F374])" office:value-type="float" office:value="279">
            <text:p>279</text:p>
          </table:table-cell>
          <table:table-cell table:number-columns-repeated="2"/>
          <table:table-cell table:formula="of:=COUNT([.I18:.I374])" office:value-type="float" office:value="32">
            <text:p>32</text:p>
          </table:table-cell>
          <table:table-cell table:formula="of:=COUNT([.J18:.J374])" office:value-type="float" office:value="32">
            <text:p>32</text:p>
          </table:table-cell>
          <table:table-cell table:formula="of:=COUNT([.K18:.K374])" office:value-type="float" office:value="32">
            <text:p>32</text:p>
          </table:table-cell>
          <table:table-cell table:formula="of:=COUNT([.L18:.L374])" office:value-type="float" office:value="32">
            <text:p>32</text:p>
          </table:table-cell>
          <table:table-cell table:formula="of:=COUNT([.M18:.M374])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ean</text:p>
          </table:table-cell>
          <table:table-cell table:formula="of:=AVERAGE([.B18:.B49])" office:value-type="float" office:value="10.5625">
            <text:p>10.5625</text:p>
          </table:table-cell>
          <table:table-cell table:formula="of:=AVERAGE([.C18:.C49])" office:value-type="float" office:value="20.9375">
            <text:p>20.9375</text:p>
          </table:table-cell>
          <table:table-cell table:formula="of:=AVERAGE([.D18:.D49])" office:value-type="float" office:value="83.59375">
            <text:p>83.59375</text:p>
          </table:table-cell>
          <table:table-cell table:formula="of:=AVERAGE([.E18:.E49])" office:value-type="float" office:value="747.40625">
            <text:p>747.40625</text:p>
          </table:table-cell>
          <table:table-cell table:formula="of:=AVERAGE([.F18:.F49])" office:value-type="float" office:value="5100.03125">
            <text:p>5100.03125</text:p>
          </table:table-cell>
          <table:table-cell table:number-columns-repeated="2"/>
          <table:table-cell table:formula="of:=AVERAGE([.I18:.I49])" office:value-type="float" office:value="10.78125">
            <text:p>10.78125</text:p>
          </table:table-cell>
          <table:table-cell table:formula="of:=AVERAGE([.J18:.J49])" office:value-type="float" office:value="20.90625">
            <text:p>20.90625</text:p>
          </table:table-cell>
          <table:table-cell table:formula="of:=AVERAGE([.K18:.K49])" office:value-type="float" office:value="41.1875">
            <text:p>41.1875</text:p>
          </table:table-cell>
          <table:table-cell table:formula="of:=AVERAGE([.L18:.L49])" office:value-type="float" office:value="82.875">
            <text:p>82.875</text:p>
          </table:table-cell>
          <table:table-cell table:formula="of:=AVERAGE([.M18:.M49])" office:value-type="float" office:value="747.40625">
            <text:p>747.40625</text:p>
          </table:table-cell>
          <table:table-cell table:number-columns-repeated="10"/>
        </table:table-row>
        <table:table-row table:style-name="ro1">
          <table:table-cell office:value-type="string">
            <text:p>Std</text:p>
          </table:table-cell>
          <table:table-cell table:formula="of:=SQRT(VAR([.B18:.B436]))" office:value-type="float" office:value="0.494375763101536">
            <text:p>0.4943757631</text:p>
          </table:table-cell>
          <table:table-cell table:formula="of:=SQRT(VAR([.C18:.C374]))" office:value-type="float" office:value="0.165236364199536">
            <text:p>0.1652363642</text:p>
          </table:table-cell>
          <table:table-cell table:formula="of:=SQRT(VAR([.D18:.D126]))" office:value-type="float" office:value="0.601419772238732">
            <text:p>0.6014197722</text:p>
          </table:table-cell>
          <table:table-cell table:formula="of:=SQRT(VAR([.E18:.E279]))" office:value-type="float" office:value="1.39763355151646">
            <text:p>1.3976335515</text:p>
          </table:table-cell>
          <table:table-cell table:formula="of:=SQRT(VAR([.F18:.F49]))" office:value-type="float" office:value="18.4574215775206">
            <text:p>18.4574215775</text:p>
          </table:table-cell>
          <table:table-cell table:number-columns-repeated="2"/>
          <table:table-cell table:formula="of:=SQRT(VAR([.I18:.I49]))" office:value-type="float" office:value="0.420013440645154">
            <text:p>0.4200134406</text:p>
          </table:table-cell>
          <table:table-cell table:formula="of:=SQRT(VAR([.J18:.J49]))" office:value-type="float" office:value="0.296144581080299">
            <text:p>0.2961445811</text:p>
          </table:table-cell>
          <table:table-cell table:formula="of:=SQRT(VAR([.K18:.K49]))" office:value-type="float" office:value="0.78030184399496">
            <text:p>0.780301844</text:p>
          </table:table-cell>
          <table:table-cell table:formula="of:=SQRT(VAR([.L18:.L49]))" office:value-type="float" office:value="0.421211769587116">
            <text:p>0.4212117696</text:p>
          </table:table-cell>
          <table:table-cell table:formula="of:=SQRT(VAR([.M18:.M49]))" office:value-type="float" office:value="0.5599179087296">
            <text:p>0.5599179087</text:p>
          </table:table-cell>
          <table:table-cell table:number-columns-repeated="10"/>
        </table:table-row>
        <table:table-row table:style-name="ro2">
          <table:table-cell office:value-type="string">
            <text:p>MeanW</text:p>
          </table:table-cell>
          <table:table-cell table:formula="of:=[.B13]/10" office:value-type="float" office:value="1.05625">
            <text:p>1.05625</text:p>
          </table:table-cell>
          <table:table-cell table:formula="of:=[.C13]/10" office:value-type="float" office:value="2.09375">
            <text:p>2.09375</text:p>
          </table:table-cell>
          <table:table-cell table:formula="of:=[.D13]/10" office:value-type="float" office:value="8.359375">
            <text:p>8.359375</text:p>
          </table:table-cell>
          <table:table-cell table:formula="of:=[.E13]/10" office:value-type="float" office:value="74.740625">
            <text:p>74.740625</text:p>
          </table:table-cell>
          <table:table-cell table:formula="of:=[.F13]/10" office:value-type="float" office:value="510.003125">
            <text:p>510.003125</text:p>
          </table:table-cell>
          <table:table-cell table:number-columns-repeated="2"/>
          <table:table-cell table:formula="of:=[.I13]/10" office:value-type="float" office:value="1.078125">
            <text:p>1.078125</text:p>
          </table:table-cell>
          <table:table-cell table:formula="of:=[.J13]/10" office:value-type="float" office:value="2.090625">
            <text:p>2.090625</text:p>
          </table:table-cell>
          <table:table-cell table:formula="of:=[.K13]/10" office:value-type="float" office:value="4.11875">
            <text:p>4.11875</text:p>
          </table:table-cell>
          <table:table-cell table:formula="of:=[.L13]/10" office:value-type="float" office:value="8.2875">
            <text:p>8.2875</text:p>
          </table:table-cell>
          <table:table-cell table:formula="of:=[.M13]/10" office:value-type="float" office:value="74.740625">
            <text:p>74.740625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office:value-type="float" office:value="5145">
            <text:p>5145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136">
            <text:p>5136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5119">
            <text:p>511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119">
            <text:p>511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122">
            <text:p>512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116">
            <text:p>511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114">
            <text:p>5114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office:value-type="float" office:value="5109">
            <text:p>510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5104">
            <text:p>5104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101">
            <text:p>510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99">
            <text:p>509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99">
            <text:p>509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office:value-type="float" office:value="5094">
            <text:p>5094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748">
            <text:p>7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5091">
            <text:p>509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office:value-type="float" office:value="5092">
            <text:p>509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office:value-type="float" office:value="5091">
            <text:p>509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89">
            <text:p>508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5092">
            <text:p>509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5087">
            <text:p>508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office:value-type="float" office:value="5087">
            <text:p>508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748">
            <text:p>7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float" office:value="746">
            <text:p>746</text:p>
          </table:table-cell>
          <table:table-cell office:value-type="float" office:value="5087">
            <text:p>508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office:value-type="float" office:value="5081">
            <text:p>508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office:value-type="float" office:value="5079">
            <text:p>507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5083">
            <text:p>508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office:value-type="float" office:value="5084">
            <text:p>5084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office:value-type="float" office:value="5083">
            <text:p>508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float" office:value="748">
            <text:p>7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office:value-type="float" office:value="5082">
            <text:p>508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85">
            <text:p>5085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float" office:value="747">
            <text:p>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office:value-type="float" office:value="5087">
            <text:p>508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office:value-type="float" office:value="5083">
            <text:p>508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office:value-type="float" office:value="5084">
            <text:p>50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6">
            <text:p>746</text:p>
          </table:table-cell>
          <table:table-cell office:value-type="float" office:value="5086">
            <text:p>50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office:value-type="float" office:value="5085">
            <text:p>50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office:value-type="float" office:value="5085">
            <text:p>50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81">
            <text:p>50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77">
            <text:p>50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77">
            <text:p>50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76">
            <text:p>50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77">
            <text:p>50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6">
            <text:p>746</text:p>
          </table:table-cell>
          <table:table-cell office:value-type="float" office:value="5079">
            <text:p>50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5">
            <text:p>745</text:p>
          </table:table-cell>
          <table:table-cell office:value-type="float" office:value="5079">
            <text:p>50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5">
            <text:p>745</text:p>
          </table:table-cell>
          <table:table-cell office:value-type="float" office:value="5080">
            <text:p>508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5">
            <text:p>745</text:p>
          </table:table-cell>
          <table:table-cell office:value-type="float" office:value="5078">
            <text:p>50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3">
            <text:p>743</text:p>
          </table:table-cell>
          <table:table-cell office:value-type="float" office:value="5070">
            <text:p>507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5">
            <text:p>745</text:p>
          </table:table-cell>
          <table:table-cell office:value-type="float" office:value="5062">
            <text:p>50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63">
            <text:p>50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65">
            <text:p>50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65">
            <text:p>50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5061">
            <text:p>50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office:value-type="float" office:value="5063">
            <text:p>50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67">
            <text:p>50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6">
            <text:p>746</text:p>
          </table:table-cell>
          <table:table-cell office:value-type="float" office:value="5062">
            <text:p>50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6">
            <text:p>746</text:p>
          </table:table-cell>
          <table:table-cell office:value-type="float" office:value="5059">
            <text:p>50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6">
            <text:p>746</text:p>
          </table:table-cell>
          <table:table-cell office:value-type="float" office:value="5056">
            <text:p>50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5055">
            <text:p>50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6">
            <text:p>746</text:p>
          </table:table-cell>
          <table:table-cell office:value-type="float" office:value="5058">
            <text:p>505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57">
            <text:p>50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55">
            <text:p>50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5051">
            <text:p>50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office:value-type="float" office:value="5053">
            <text:p>50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48">
            <text:p>50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6">
            <text:p>746</text:p>
          </table:table-cell>
          <table:table-cell office:value-type="float" office:value="5044">
            <text:p>50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5040">
            <text:p>504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43">
            <text:p>50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6">
            <text:p>746</text:p>
          </table:table-cell>
          <table:table-cell office:value-type="float" office:value="5039">
            <text:p>50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38">
            <text:p>50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37">
            <text:p>50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6">
            <text:p>746</text:p>
          </table:table-cell>
          <table:table-cell office:value-type="float" office:value="5042">
            <text:p>50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5">
            <text:p>745</text:p>
          </table:table-cell>
          <table:table-cell office:value-type="float" office:value="5037">
            <text:p>50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6">
            <text:p>746</text:p>
          </table:table-cell>
          <table:table-cell office:value-type="float" office:value="5036">
            <text:p>50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42">
            <text:p>50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7">
            <text:p>747</text:p>
          </table:table-cell>
          <table:table-cell office:value-type="float" office:value="5043">
            <text:p>50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6">
            <text:p>746</text:p>
          </table:table-cell>
          <table:table-cell office:value-type="float" office:value="5040">
            <text:p>504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6">
            <text:p>746</text:p>
          </table:table-cell>
          <table:table-cell office:value-type="float" office:value="5032">
            <text:p>50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33">
            <text:p>50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46">
            <text:p>746</text:p>
          </table:table-cell>
          <table:table-cell office:value-type="float" office:value="5031">
            <text:p>50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31">
            <text:p>50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5">
            <text:p>745</text:p>
          </table:table-cell>
          <table:table-cell office:value-type="float" office:value="5029">
            <text:p>50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28">
            <text:p>50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745">
            <text:p>745</text:p>
          </table:table-cell>
          <table:table-cell office:value-type="float" office:value="5031">
            <text:p>50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28">
            <text:p>50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30">
            <text:p>503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29">
            <text:p>50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29">
            <text:p>50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28">
            <text:p>50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27">
            <text:p>50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28">
            <text:p>50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19">
            <text:p>50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22">
            <text:p>50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float" office:value="745">
            <text:p>745</text:p>
          </table:table-cell>
          <table:table-cell office:value-type="float" office:value="5027">
            <text:p>50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float" office:value="746">
            <text:p>746</text:p>
          </table:table-cell>
          <table:table-cell office:value-type="float" office:value="5023">
            <text:p>50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26">
            <text:p>50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23">
            <text:p>50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5">
            <text:p>745</text:p>
          </table:table-cell>
          <table:table-cell office:value-type="float" office:value="5019">
            <text:p>50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24">
            <text:p>50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5">
            <text:p>745</text:p>
          </table:table-cell>
          <table:table-cell office:value-type="float" office:value="5021">
            <text:p>50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float" office:value="746">
            <text:p>746</text:p>
          </table:table-cell>
          <table:table-cell office:value-type="float" office:value="5021">
            <text:p>50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21">
            <text:p>50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25">
            <text:p>50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6">
            <text:p>746</text:p>
          </table:table-cell>
          <table:table-cell office:value-type="float" office:value="5028">
            <text:p>50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office:value-type="float" office:value="5019">
            <text:p>50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5014">
            <text:p>50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float" office:value="748">
            <text:p>748</text:p>
          </table:table-cell>
          <table:table-cell office:value-type="float" office:value="5021">
            <text:p>50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8">
            <text:p>748</text:p>
          </table:table-cell>
          <table:table-cell office:value-type="float" office:value="5013">
            <text:p>50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float" office:value="748">
            <text:p>748</text:p>
          </table:table-cell>
          <table:table-cell office:value-type="float" office:value="5013">
            <text:p>50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4998">
            <text:p>4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5005">
            <text:p>50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5004">
            <text:p>50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5000">
            <text:p>500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99">
            <text:p>49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97">
            <text:p>49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91">
            <text:p>49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84">
            <text:p>49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84">
            <text:p>49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89">
            <text:p>498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91">
            <text:p>49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90">
            <text:p>499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5000">
            <text:p>500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5002">
            <text:p>5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99">
            <text:p>49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98">
            <text:p>4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87">
            <text:p>49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4">
            <text:p>49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8">
            <text:p>49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1">
            <text:p>49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7">
            <text:p>49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/>
          <table:table-cell office:value-type="float" office:value="748">
            <text:p>748</text:p>
          </table:table-cell>
          <table:table-cell office:value-type="float" office:value="4977">
            <text:p>49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69">
            <text:p>49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1">
            <text:p>49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4">
            <text:p>49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80">
            <text:p>498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82">
            <text:p>49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83">
            <text:p>49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84">
            <text:p>49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85">
            <text:p>49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84">
            <text:p>49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86">
            <text:p>49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4">
            <text:p>744</text:p>
          </table:table-cell>
          <table:table-cell office:value-type="float" office:value="4987">
            <text:p>49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3">
            <text:p>743</text:p>
          </table:table-cell>
          <table:table-cell office:value-type="float" office:value="4983">
            <text:p>49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743">
            <text:p>743</text:p>
          </table:table-cell>
          <table:table-cell office:value-type="float" office:value="4980">
            <text:p>498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0">
            <text:p>740</text:p>
          </table:table-cell>
          <table:table-cell office:value-type="float" office:value="4982">
            <text:p>49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84">
            <text:p>49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83">
            <text:p>49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85">
            <text:p>49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84">
            <text:p>49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80">
            <text:p>498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6">
            <text:p>49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8">
            <text:p>49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5">
            <text:p>49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7">
            <text:p>49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76">
            <text:p>49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8">
            <text:p>49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8">
            <text:p>49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5">
            <text:p>49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6">
            <text:p>49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4">
            <text:p>49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78">
            <text:p>49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76">
            <text:p>49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4">
            <text:p>49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4">
            <text:p>49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4">
            <text:p>49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/>
          <table:table-cell office:value-type="float" office:value="746">
            <text:p>746</text:p>
          </table:table-cell>
          <table:table-cell office:value-type="float" office:value="4974">
            <text:p>49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2">
            <text:p>49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3">
            <text:p>49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2">
            <text:p>49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3">
            <text:p>49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4">
            <text:p>49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4">
            <text:p>49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68">
            <text:p>49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61">
            <text:p>49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0">
            <text:p>497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0">
            <text:p>497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0">
            <text:p>497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1">
            <text:p>49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68">
            <text:p>49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67">
            <text:p>49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67">
            <text:p>49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66">
            <text:p>49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68">
            <text:p>49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69">
            <text:p>49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74">
            <text:p>49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73">
            <text:p>49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75">
            <text:p>49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72">
            <text:p>49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71">
            <text:p>49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4">
            <text:p>744</text:p>
          </table:table-cell>
          <table:table-cell office:value-type="float" office:value="4971">
            <text:p>49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4">
            <text:p>744</text:p>
          </table:table-cell>
          <table:table-cell office:value-type="float" office:value="4970">
            <text:p>497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3">
            <text:p>743</text:p>
          </table:table-cell>
          <table:table-cell office:value-type="float" office:value="4969">
            <text:p>49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1">
            <text:p>741</text:p>
          </table:table-cell>
          <table:table-cell office:value-type="float" office:value="4965">
            <text:p>49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0">
            <text:p>740</text:p>
          </table:table-cell>
          <table:table-cell office:value-type="float" office:value="4966">
            <text:p>49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0">
            <text:p>740</text:p>
          </table:table-cell>
          <table:table-cell office:value-type="float" office:value="4965">
            <text:p>49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61">
            <text:p>49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61">
            <text:p>49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49">
            <text:p>49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57">
            <text:p>49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55">
            <text:p>49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55">
            <text:p>49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52">
            <text:p>49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50">
            <text:p>495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47">
            <text:p>49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39">
            <text:p>49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42">
            <text:p>49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43">
            <text:p>49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41">
            <text:p>49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45">
            <text:p>49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4">
            <text:p>744</text:p>
          </table:table-cell>
          <table:table-cell office:value-type="float" office:value="4944">
            <text:p>49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4">
            <text:p>744</text:p>
          </table:table-cell>
          <table:table-cell office:value-type="float" office:value="4942">
            <text:p>49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4">
            <text:p>744</text:p>
          </table:table-cell>
          <table:table-cell office:value-type="float" office:value="4943">
            <text:p>49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41">
            <text:p>49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44">
            <text:p>49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45">
            <text:p>49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44">
            <text:p>49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41">
            <text:p>49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57">
            <text:p>49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51">
            <text:p>49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8">
            <text:p>748</text:p>
          </table:table-cell>
          <table:table-cell office:value-type="float" office:value="4954">
            <text:p>49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56">
            <text:p>49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52">
            <text:p>49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42">
            <text:p>49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44">
            <text:p>49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55">
            <text:p>49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51">
            <text:p>49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48">
            <text:p>49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49">
            <text:p>49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50">
            <text:p>495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50">
            <text:p>495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49">
            <text:p>49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49">
            <text:p>49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4">
            <text:p>744</text:p>
          </table:table-cell>
          <table:table-cell office:value-type="float" office:value="4951">
            <text:p>49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3">
            <text:p>743</text:p>
          </table:table-cell>
          <table:table-cell office:value-type="float" office:value="4942">
            <text:p>49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4">
            <text:p>744</text:p>
          </table:table-cell>
          <table:table-cell office:value-type="float" office:value="4942">
            <text:p>49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42">
            <text:p>49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36">
            <text:p>49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31">
            <text:p>49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28">
            <text:p>49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33">
            <text:p>49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28">
            <text:p>49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26">
            <text:p>49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28">
            <text:p>49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25">
            <text:p>49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17">
            <text:p>49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13">
            <text:p>49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7">
            <text:p>747</text:p>
          </table:table-cell>
          <table:table-cell office:value-type="float" office:value="4920">
            <text:p>492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20">
            <text:p>492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22">
            <text:p>49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21">
            <text:p>49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20">
            <text:p>492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6">
            <text:p>746</text:p>
          </table:table-cell>
          <table:table-cell office:value-type="float" office:value="4920">
            <text:p>492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4">
            <text:p>744</text:p>
          </table:table-cell>
          <table:table-cell office:value-type="float" office:value="4923">
            <text:p>49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28">
            <text:p>49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28">
            <text:p>49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4">
            <text:p>744</text:p>
          </table:table-cell>
          <table:table-cell office:value-type="float" office:value="4931">
            <text:p>49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28">
            <text:p>49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28">
            <text:p>49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4">
            <text:p>744</text:p>
          </table:table-cell>
          <table:table-cell office:value-type="float" office:value="4926">
            <text:p>49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4">
            <text:p>744</text:p>
          </table:table-cell>
          <table:table-cell office:value-type="float" office:value="4927">
            <text:p>49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30">
            <text:p>493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28">
            <text:p>49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44">
            <text:p>744</text:p>
          </table:table-cell>
          <table:table-cell office:value-type="float" office:value="4929">
            <text:p>49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745">
            <text:p>745</text:p>
          </table:table-cell>
          <table:table-cell office:value-type="float" office:value="4922">
            <text:p>49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22">
            <text:p>49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19">
            <text:p>49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19">
            <text:p>49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19">
            <text:p>49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22">
            <text:p>49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23">
            <text:p>49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23">
            <text:p>49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28">
            <text:p>49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28">
            <text:p>49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61">
            <text:p>49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57">
            <text:p>49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57">
            <text:p>49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54">
            <text:p>49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53">
            <text:p>49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57">
            <text:p>49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54">
            <text:p>49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950">
            <text:p>495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21:0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1T21:04:06</dc:date>
    <meta:generator>LibreOffice/3.4$Linux LibreOffice_project/340m1$Build-402</meta:generator>
    <meta:editing-duration>PT1H14M25S</meta:editing-duration>
    <meta:editing-cycles>37</meta:editing-cycles>
    <meta:document-statistic meta:table-count="1" meta:cell-count="1754" meta:object-count="0"/>
  </office:meta>
</office:document-meta>
</file>